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What do I want?</text:p>
      <text:p text:style-name="Normal">I want to be interested, and I want this to be interesting. I want there to be something unique that will catch my mind. Something subtly interesting.</text:p>
      <text:p text:style-name="Normal">I want to ask myself the question: “what happens next?”</text:p>
      <text:p text:style-name="Normal">A hook. But it will need to be subtle. Subtle in the same way it was for the Philosopher’s Stone, where one couldn’t help but wonder what kind of world wizards lived in. We may not have mages here, but we have... A girl.</text:p>
      <text:p text:style-name="Normal">I see... I want you to be invested in her. I want you to like her, to relate to her, and to be interested in where she goes and what she does.</text:p>
      <text:p text:style-name="Normal">I want to make her lovable, in the truest sense of the word. A subtle hook indeed... The question is then: how?</text:p>
      <text:p text:style-name="Normal">I know only one way, for better or for worse: write her so you love her.</text:p>
      <text:p text:style-name="Normal">。。。正気かお前。</text:p>
      <text:p text:style-name="Normal">That’s a... Genius move. To write her so you love her.</text:p>
      <text:p text:style-name="Normal">A lovable dork... Someone who tries and tries and continues trying her best.</text:p>
      <text:p text:style-name="Normal"/>
      <text:p text:style-name="Normal">All while not forgetting the song, huh... Oh no... Ideas are starting to flow... Oh no... They’re cut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